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PTVEX+Univers-Bold" svg:font-family="HPTVEX+Univers-Bold" style:font-family-generic="roman" style:font-pitch="variable"/>
    <style:font-face style:name="IXDBSV+Univers" svg:font-family="IXDBSV+Univer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333ff" style:font-name="Times New Roman" fo:font-size="14pt" fo:font-weight="bold" officeooo:rsid="001e67fd" officeooo:paragraph-rsid="001e67f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color="#3333ff" style:font-name="Times New Roman" fo:font-size="12pt" fo:font-style="normal" fo:font-weight="normal" officeooo:rsid="00671fd4" officeooo:paragraph-rsid="00684e7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5">
      <style:text-properties fo:color="#3333ff" style:font-name="Times New Roman" fo:font-size="12pt" fo:font-style="normal" fo:font-weight="normal" officeooo:rsid="00671fd4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color="#3333ff" style:font-name="Times New Roman" fo:font-size="12pt" fo:font-style="normal" fo:font-weight="normal" officeooo:rsid="00684e79" officeooo:paragraph-rsid="00684e7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5">
      <style:text-properties fo:color="#3333ff" style:font-name="Times New Roman" fo:font-size="12pt" fo:font-style="normal" fo:font-weight="normal" officeooo:rsid="00684e79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fo:color="#3333ff" style:font-name="Times New Roman" fo:font-size="12pt" fo:font-style="normal" fo:font-weight="normal" officeooo:rsid="0069ffea" officeooo:paragraph-rsid="0069ffe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8">
      <style:text-properties fo:color="#3333ff" style:font-name="Times New Roman" fo:font-size="12pt" fo:font-style="normal" fo:font-weight="normal" officeooo:rsid="0069ffea" officeooo:paragraph-rsid="0069ffe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8">
      <style:text-properties fo:color="#3333ff" style:font-name="Times New Roman" fo:font-size="12pt" fo:font-style="normal" fo:font-weight="normal" officeooo:rsid="0069ffea" officeooo:paragraph-rsid="006bec5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5">
      <style:text-properties fo:color="#3333ff" style:font-name="Times New Roman" fo:font-size="12pt" fo:font-style="normal" fo:font-weight="normal" officeooo:rsid="0069ffea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8">
      <style:text-properties fo:color="#3333ff" style:font-name="Times New Roman" fo:font-size="12pt" fo:font-style="normal" fo:font-weight="normal" officeooo:rsid="006bec53" officeooo:paragraph-rsid="006bec5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3333ff" style:font-name="Times New Roman" fo:font-size="12pt" fo:font-style="normal" fo:font-weight="normal" officeooo:rsid="006bec53" officeooo:paragraph-rsid="006bec5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5">
      <style:text-properties fo:color="#3333ff" style:font-name="Times New Roman" fo:font-size="12pt" fo:font-style="normal" fo:font-weight="normal" officeooo:rsid="006bec53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color="#3333ff" style:font-name="Times New Roman" fo:font-size="12pt" fo:font-style="normal" fo:font-weight="normal" officeooo:rsid="006bec53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text-properties fo:color="#3333ff" style:font-name="Times New Roman" fo:font-size="12pt" fo:font-style="normal" fo:font-weight="normal" officeooo:rsid="006cc802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3333ff" style:font-name="Times New Roman" fo:font-size="12pt" fo:font-style="normal" fo:font-weight="normal" officeooo:rsid="002844e4" officeooo:paragraph-rsid="00671fd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3333ff" style:font-name="Times New Roman" fo:font-size="12pt" fo:font-style="normal" style:text-underline-style="none" fo:font-weight="normal" officeooo:rsid="0069ffea" officeooo:paragraph-rsid="0069ffe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3333ff" style:font-name="Times New Roman" fo:font-size="12pt" fo:font-style="normal" style:text-underline-style="none" fo:font-weight="normal" officeooo:rsid="0069ffea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text-properties fo:color="#3333ff" style:font-name="Times New Roman" fo:font-size="12pt" fo:font-style="normal" style:text-underline-style="none" fo:font-weight="normal" officeooo:rsid="0069ffea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text-properties fo:color="#3333ff" style:font-name="Times New Roman" fo:font-size="12pt" fo:font-style="normal" style:text-underline-style="none" fo:font-weight="normal" officeooo:rsid="006cc802" officeooo:paragraph-rsid="006cc80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text-properties fo:color="#3333ff" style:font-name="Times New Roman" fo:font-size="12pt" fo:font-style="normal" style:text-underline-style="solid" style:text-underline-width="auto" style:text-underline-color="font-color" fo:font-weight="bold" officeooo:rsid="0069ffea" officeooo:paragraph-rsid="0069ffea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5">
      <style:text-properties fo:color="#3333ff" style:font-name="Times New Roman" fo:font-size="12pt" fo:font-style="normal" style:text-underline-style="solid" style:text-underline-width="auto" style:text-underline-color="font-color" fo:font-weight="bold" officeooo:rsid="006cc802" officeooo:paragraph-rsid="006cc802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333ff" style:font-name="Times New Roman" fo:font-size="13pt" style:text-underline-style="solid" style:text-underline-width="auto" style:text-underline-color="font-color" fo:font-weight="bold" officeooo:rsid="00671fd4" officeooo:paragraph-rsid="00671fd4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333ff" style:font-name="Times New Roman" fo:font-size="14pt" fo:font-weight="bold" officeooo:rsid="005d051a" officeooo:paragraph-rsid="005d051a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3333ff" style:text-underline-style="solid" style:text-underline-width="auto" style:text-underline-color="font-color" officeooo:rsid="00671fd4" officeooo:paragraph-rsid="00671fd4"/>
    </style:style>
    <style:style style:name="P25" style:family="paragraph" style:parent-style-name="Standard">
      <style:text-properties fo:color="#3333ff" style:text-underline-style="none" fo:font-weight="normal" officeooo:rsid="00671fd4" officeooo:paragraph-rsid="00671fd4" style:font-weight-asian="normal" style:font-weight-complex="normal"/>
    </style:style>
    <style:style style:name="P26" style:family="paragraph" style:parent-style-name="Standard" style:list-style-name="L5">
      <style:text-properties fo:color="#3333ff" style:text-underline-style="none" fo:font-weight="normal" officeooo:rsid="006cc802" officeooo:paragraph-rsid="006cc802" style:font-weight-asian="normal" style:font-weight-complex="normal"/>
    </style:style>
    <style:style style:name="P27" style:family="paragraph" style:parent-style-name="Standard" style:list-style-name="L1">
      <style:paragraph-properties fo:text-align="center" style:justify-single-word="false" fo:break-before="page"/>
      <style:text-properties fo:color="#3333ff" style:font-name="Times New Roman" fo:font-size="15pt" fo:font-weight="bold" officeooo:rsid="00671fd4" officeooo:paragraph-rsid="00671fd4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3333ff" style:font-name="Times New Roman" fo:font-size="14pt" fo:font-weight="normal" officeooo:rsid="00671fd4" officeooo:paragraph-rsid="00671fd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2pt" fo:font-style="normal" style:text-underline-style="solid" style:text-underline-width="auto" style:text-underline-color="font-color" fo:font-weight="bold" officeooo:rsid="0069ffea" officeooo:paragraph-rsid="0069ffea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2pt" fo:font-style="normal" fo:font-weight="normal" officeooo:rsid="00671fd4" officeooo:paragraph-rsid="0069ffe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3333ff" style:font-name="Times New Roman" fo:font-size="12pt" fo:font-style="normal" fo:font-weight="normal" officeooo:rsid="0069ffea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2844e4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officeooo:rsid="00684e79"/>
    </style:style>
    <style:style style:name="T6" style:family="text">
      <style:text-properties officeooo:rsid="006bec53"/>
    </style:style>
    <style:style style:name="T7" style:family="text">
      <style:text-properties officeooo:rsid="006cc802"/>
    </style:style>
    <style:style style:name="T8" style:family="text">
      <style:text-properties officeooo:rsid="006da3f4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91620571223918758" text:style-name="L1">
        <text:list-header>
          <text:p text:style-name="P27">Stack Operations</text:p>
        </text:list-header>
      </text:list>
      <text:p text:style-name="P1"/>
      <text:p text:style-name="P22">LIFO Stack</text:p>
      <text:p text:style-name="P23"/>
      <text:p text:style-name="P28"/>
      <text:list xml:id="list164757372967372" text:continue-numbering="true" text:style-name="L1">
        <text:list-item>
          <text:p text:style-name="P2"><text:s/><text:span text:style-name="T8">stackH</text:span>ead ← <text:span text:style-name="T8">stackT</text:span>ail←0</text:p>
          <text:p text:style-name="P2"><text:span text:style-name="T5">stack← array()</text:span> </text:p>
          <text:p text:style-name="P4"><text:span text:style-name="T8">stackT</text:span>ype← 0</text:p>
          <text:p text:style-name="P6"/>
          <text:p text:style-name="P20">Push Stack</text:p>
          <text:list>
            <text:list-header>
              <text:p text:style-name="P16"/>
            </text:list-header>
            <text:list-item>
              <text:p text:style-name="P13">if stackName is not valid, return 1</text:p>
              <text:p text:style-name="P17"><text:span text:style-name="T1"/></text:p>
            </text:list-item>
            <text:list-item>
              <text:p text:style-name="P17"><text:span text:style-name="T7">stackSize stackName</text:span></text:p>
              <text:p text:style-name="P17"/>
            </text:list-item>
            <text:list-item>
              <text:p text:style-name="P17">stack[ <text:s/><text:span text:style-name="T7">stackH</text:span>ead<text:span text:style-name="T7">++</text:span> <text:s/>] = data</text:p>
              <text:p text:style-name="P16"/>
            </text:list-item>
          </text:list>
        </text:list-item>
      </text:list>
      <text:p text:style-name="P29">Pop Stack</text:p>
      <text:list xml:id="list8109114109731200419" text:style-name="L8">
        <text:list-item>
          <text:list>
            <text:list-header>
              <text:p text:style-name="P7"/>
            </text:list-header>
            <text:list-item>
              <text:p text:style-name="P10">if stackName is not valid, return 1</text:p>
              <text:p text:style-name="P8"/>
            </text:list-item>
            <text:list-item>
              <text:p text:style-name="P8">s<text:span text:style-name="T7">tackS</text:span>ize <text:span text:style-name="T7">stackName</text:span></text:p>
              <text:p text:style-name="P10">if size = 0, return 2</text:p>
              <text:p text:style-name="P10"/>
            </text:list-item>
            <text:list-item>
              <text:p text:style-name="P10">data← stack[ <text:s/>--stackHead <text:s/>]</text:p>
              <text:p text:style-name="P10">unset stack[ <text:s/>stack<text:span text:style-name="T7">H</text:span>ead <text:s/>]</text:p>
              <text:p text:style-name="P10"/>
            </text:list-item>
            <text:list-item>
              <text:p text:style-name="P10">output “data”</text:p>
            </text:list-item>
          </text:list>
        </text:list-item>
      </text:list>
      <text:p text:style-name="P11"/>
      <text:list xml:id="list164757048992511" text:continue-numbering="true" text:style-name="L8">
        <text:list-item>
          <text:list>
            <text:list-item>
              <text:p text:style-name="P10">return 0</text:p>
            </text:list-item>
          </text:list>
        </text:list-item>
      </text:list>
      <text:p text:style-name="P30"/>
      <text:p text:style-name="P24"><text:span text:style-name="T3">F</text:span><text:span text:style-name="T2">IFO Queue</text:span></text:p>
      <text:p text:style-name="P24"><text:span text:style-name="T2"/></text:p>
      <text:list xml:id="list3505181433705936147" text:style-name="L5">
        <text:list-item>
          <text:p text:style-name="P3"><text:span text:style-name="T8">stackH</text:span>ead ← <text:span text:style-name="T8">stackT</text:span>ail←0</text:p>
          <text:p text:style-name="P3"><text:span text:style-name="T7">stack← array(stackName)</text:span> </text:p>
          <text:p text:style-name="P5"><text:span text:style-name="T8">stackT</text:span>ype← <text:span text:style-name="T7">1</text:span></text:p>
          <text:p text:style-name="P9"/>
          <text:p text:style-name="P21">Write Queue</text:p>
          <text:list>
            <text:list-header>
              <text:p text:style-name="P18"/>
            </text:list-header>
            <text:list-item>
              <text:p text:style-name="P19">if stackName is not valid, return 1</text:p>
              <text:p text:style-name="P19"/>
            </text:list-item>
            <text:list-item>
              <text:p text:style-name="P19">stackSize stackName</text:p>
              <text:p text:style-name="P18"/>
            </text:list-item>
            <text:list-item>
              <text:p text:style-name="P18">stack[ <text:s/><text:span text:style-name="T7">stackH</text:span>ead<text:span text:style-name="T7">++</text:span> <text:s/>] = data</text:p>
              <text:p text:style-name="P18"/>
            </text:list-item>
          </text:list>
        </text:list-item>
        <text:list-item>
          <text:p text:style-name="P21">Read Queue</text:p>
          <text:list>
            <text:list-header>
              <text:p text:style-name="P9"/>
            </text:list-header>
            <text:list-item>
              <text:p text:style-name="P12">if stackName is not valid, return 1</text:p>
              <text:p text:style-name="P9"><text:soft-page-break/></text:p>
            </text:list-item>
            <text:list-item>
              <text:p text:style-name="P14">stackSize stackName</text:p>
              <text:p text:style-name="P12">if size = 0, return 2</text:p>
              <text:p text:style-name="P12"/>
            </text:list-item>
            <text:list-item>
              <text:p text:style-name="P12">data← stack[ <text:s/>stack<text:span text:style-name="T7">Tail</text:span> <text:s/>]</text:p>
              <text:p text:style-name="P12">unset stack[ <text:s/>stack<text:span text:style-name="T7">Tail++</text:span> <text:s/>]</text:p>
              <text:p text:style-name="P12"/>
            </text:list-item>
            <text:list-item>
              <text:p text:style-name="P12">output “data”</text:p>
              <text:p text:style-name="P12">return 0</text:p>
            </text:list-item>
          </text:list>
          <text:p text:style-name="P26"><text:span text:style-name="T4"/></text:p>
        </text:list-item>
        <text:list-item>
          <text:p text:style-name="P26"><text:span text:style-name="T4"/></text:p>
        </text:list-item>
      </text:list>
      <text:p text:style-name="P25"><text:span text:style-name="T4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PTVEX+Univers-Bold" svg:font-family="HPTVEX+Univers-Bold" style:font-family-generic="roman" style:font-pitch="variable"/>
    <style:font-face style:name="IXDBSV+Univers" svg:font-family="IXDBSV+Univer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IXDBSV+Univers" fo:font-family="IXDBSV+Univers" style:font-family-generic="roman" style:font-pitch="variable" fo:font-size="12pt" style:font-size-asian="12pt"/>
    </style:style>
    <style:style style:name="Pa6" style:family="paragraph" style:parent-style-name="Default" style:default-outline-level="">
      <style:paragraph-properties style:line-height-at-least="0.1535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A6" style:family="text">
      <style:text-properties fo:color="#000000" style:font-name="HPTVEX+Univers-Bold" fo:font-family="HPTVEX+Univers-Bold" style:font-family-generic="roman" style:font-pitch="variable" fo:font-size="10.5pt" fo:font-weight="bold" style:font-size-asian="10.5pt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4-10T12:08:00</meta:creation-date>
    <dc:date>2016-03-23T16:47:55.991614579</dc:date>
    <meta:editing-duration>P6DT17H16M45S</meta:editing-duration>
    <meta:editing-cycles>58</meta:editing-cycles>
    <meta:generator>LibreOffice/5.0.5.2$Linux_X86_64 LibreOffice_project/00$Build-2</meta:generator>
    <dc:title>076-082_jack.indd</dc:title>
    <meta:document-statistic meta:table-count="0" meta:image-count="0" meta:object-count="0" meta:page-count="2" meta:paragraph-count="34" meta:word-count="130" meta:character-count="691" meta:non-whitespace-character-count="598"/>
  </office:meta>
</office:document-meta>
</file>